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48/9984" office:value-type="percentage" office:value="0.986378205128205" calcext:value-type="percentage">
            <text:p>98.64%</text:p>
          </table:table-cell>
          <table:table-cell table:style-name="ce4" table:formula="of:=9854/9984" office:value-type="percentage" office:value="0.986979166666667" calcext:value-type="percentage">
            <text:p>98.70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14/9984" office:value-type="percentage" office:value="0.972956730769231" calcext:value-type="percentage">
            <text:p>97.30%</text:p>
          </table:table-cell>
          <table:table-cell table:style-name="ce4" table:formula="of:=9637/9984" office:value-type="percentage" office:value="0.965244391025641" calcext:value-type="percentage">
            <text:p>96.52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87/9984" office:value-type="percentage" office:value="0.900140224358974" calcext:value-type="percentage">
            <text:p>90.01%</text:p>
          </table:table-cell>
          <table:table-cell table:formula="of:=8720/9984" office:value-type="percentage" office:value="0.873397435897436" calcext:value-type="percentage">
            <text:p>87.34%</text:p>
          </table:table-cell>
          <table:table-cell table:style-name="ce5" office:value-type="string" calcext:value-type="string">
            <text:p>-</text:p>
          </table:table-cell>
          <table:table-cell table:formula="of:=8352/9984" office:value-type="percentage" office:value="0.836538461538462" calcext:value-type="percentage">
            <text:p>83.65%</text:p>
          </table:table-cell>
          <table:table-cell table:formula="of:=6739/9984" office:value-type="percentage" office:value="0.674979967948718" calcext:value-type="percentage">
            <text:p>67.50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00/9984" office:value-type="percentage" office:value="0.911458333333333" calcext:value-type="percentage">
            <text:p>91.15%</text:p>
          </table:table-cell>
          <table:table-cell table:style-name="ce4" table:formula="of:=8902/9984" office:value-type="percentage" office:value="0.891626602564103" calcext:value-type="percentage">
            <text:p>89.16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364/9984" office:value-type="percentage" office:value="0.837740384615385" calcext:value-type="percentage">
            <text:p>83.77%</text:p>
          </table:table-cell>
          <table:table-cell table:style-name="ce4" table:formula="of:=7287/9984" office:value-type="percentage" office:value="0.729867788461538" calcext:value-type="percentage">
            <text:p>72.99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67/9984" office:value-type="percentage" office:value="0.98828125" calcext:value-type="percentage">
            <text:p>98.83%</text:p>
          </table:table-cell>
          <table:table-cell table:formula="of:=9860/9984" office:value-type="percentage" office:value="0.987580128205128" calcext:value-type="percentage">
            <text:p>98.76%</text:p>
          </table:table-cell>
          <table:table-cell table:style-name="ce2" office:value-type="string" calcext:value-type="string">
            <text:p>-</text:p>
          </table:table-cell>
          <table:table-cell table:formula="of:=9731/9984" office:value-type="percentage" office:value="0.974659455128205" calcext:value-type="percentage">
            <text:p>97.47%</text:p>
          </table:table-cell>
          <table:table-cell table:formula="of:=8986/9984" office:value-type="percentage" office:value="0.900040064102564" calcext:value-type="percentage">
            <text:p>90.00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896/9984" office:value-type="percentage" office:value="0.991185897435898" calcext:value-type="percentage">
            <text:p>99.1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51/9984" office:value-type="percentage" office:value="0.97666266025641" calcext:value-type="percentage">
            <text:p>97.67%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76/9984" office:value-type="percentage" office:value="0.899038461538462" calcext:value-type="percentage">
            <text:p>89.90%</text:p>
          </table:table-cell>
          <table:table-cell table:formula="of:=8965/9984" office:value-type="percentage" office:value="0.897936698717949" calcext:value-type="percentage">
            <text:p>89.79%</text:p>
          </table:table-cell>
          <table:table-cell table:style-name="ce5" office:value-type="string" calcext:value-type="string">
            <text:p>-</text:p>
          </table:table-cell>
          <table:table-cell table:formula="of:=8024/9984" office:value-type="percentage" office:value="0.803685897435898" calcext:value-type="percentage">
            <text:p>80.37%</text:p>
          </table:table-cell>
          <table:table-cell table:formula="of:=7089/9984" office:value-type="percentage" office:value="0.710036057692308" calcext:value-type="percentage">
            <text:p>71.00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56/9984" office:value-type="percentage" office:value="0.907051282051282" calcext:value-type="percentage">
            <text:p>90.71%</text:p>
          </table:table-cell>
          <table:table-cell table:style-name="ce4" table:formula="of:=8879/9984" office:value-type="percentage" office:value="0.889322916666667" calcext:value-type="percentage">
            <text:p>88.93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166/9984" office:value-type="percentage" office:value="0.817908653846154" calcext:value-type="percentage">
            <text:p>81.79%</text:p>
          </table:table-cell>
          <table:table-cell table:style-name="ce4" table:formula="of:=7154/9984" office:value-type="percentage" office:value="0.716546474358974" calcext:value-type="percentage">
            <text:p>71.6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7/9984" office:value-type="percentage" office:value="0.990284455128205" calcext:value-type="percentage">
            <text:p>99.03%</text:p>
          </table:table-cell>
          <table:table-cell table:formula="of:=9836/9984" office:value-type="percentage" office:value="0.985176282051282" calcext:value-type="percentage">
            <text:p>98.52%</text:p>
          </table:table-cell>
          <table:table-cell table:style-name="ce2" office:value-type="string" calcext:value-type="string">
            <text:p>-</text:p>
          </table:table-cell>
          <table:table-cell table:formula="of:=9666/9984" office:value-type="percentage" office:value="0.968149038461538" calcext:value-type="percentage">
            <text:p>96.81%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97/9984" office:value-type="percentage" office:value="0.901141826923077" calcext:value-type="percentage">
            <text:p>90.11%</text:p>
          </table:table-cell>
          <table:table-cell table:formula="of:=8853/9984" office:value-type="percentage" office:value="0.88671875" calcext:value-type="percentage">
            <text:p>88.67%</text:p>
          </table:table-cell>
          <table:table-cell table:style-name="ce5" office:value-type="string" calcext:value-type="string">
            <text:p>-</text:p>
          </table:table-cell>
          <table:table-cell table:formula="of:=8506/9984" office:value-type="percentage" office:value="0.851963141025641" calcext:value-type="percentage">
            <text:p>85.20%</text:p>
          </table:table-cell>
          <table:table-cell table:formula="of:=7114/9984" office:value-type="percentage" office:value="0.712540064102564" calcext:value-type="percentage">
            <text:p>71.2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51:01.69930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0T10:38:26.031931194</dc:date>
    <meta:editing-duration>PT7H20M11S</meta:editing-duration>
    <meta:editing-cycles>71</meta:editing-cycles>
    <meta:generator>LibreOffice/24.2.2.2$Linux_X86_64 LibreOffice_project/420$Build-2</meta:generator>
    <meta:document-statistic meta:table-count="1" meta:cell-count="213" meta:object-count="0"/>
  </office:meta>
</office:document-meta>
</file>